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4.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4.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office:automatic-styles>
  <office:body>
    <office:text>
      <text:p text:style-name="P1"><text:span text:style-name="T1"/></text:p>
      <text:p text:style-name="P1"><text:span text:style-name="T1"><text:s text:c="10"/>PROJECT DOCUMENTATION</text:span><text:span text:style-name="T2"><text:s/></text:span></text:p>
      <text:p text:style-name="P1"><text:span text:style-name="T3"/></text:p>
      <text:p text:style-name="P1"><text:span text:style-name="T4">1.INTRODUCTION</text:span></text:p>
      <text:p text:style-name="P1"><text:span text:style-name="T5">1.1.OVERVIEW:</text:span></text:p>
      <text:p text:style-name="P1"><text:span text:style-name="T5"><text:s text:c="10"/>Global warming is one of the biggest challenges currently being faced by the human race, althoughcorrelation is not causation, a likely cause of global warming is due to increased atmospheric carbondioxide from human activities. CO2 Emission refers to the Carbon Dioxide emitted throughout theworld. For this analysis we will be focusing on CO2 Emissions and its effect on the world we live in aswell as some key factors and stats that may play a role in the emission of CO2 globally. Fossil fueluse is the primary source of CO2. The data throws light onto how much fossil fuels are burnt, per yearper nation, which amounts to an increase in CO2 every year. This will help researchers andenvironment experts to predict global warming. So countries should set a goal to decrease thisamount yearly.Analysing Global Co2 Emission across countries from 1975 to 2020. This dataset contains arecord of Co2 Emission by each Country and Region of Earth, here we are going to analyse andvisualise Country wise, Region wise and Overall Co2 Emission on Earth.</text:span></text:p>
      <text:p text:style-name="P1"><text:span text:style-name="T5">1.2.PURPOSE:</text:span></text:p>
      <text:p text:style-name="P1"><text:span text:style-name="T5"><text:s text:c="9"/>This dataset contains arecord of Co2 Emission by each Country and Region of Earth, here we are going to analyse andvisualise Country wise, Region wise and Overall Co2 Emission on Earth.</text:span></text:p>
      <text:p text:style-name="P1"><text:span text:style-name="T6">2.PROBLEM DEFINITION&amp;DESIGN THINKING</text:span></text:p>
      <text:p text:style-name="P1"><text:span text:style-name="T7">2.1.EMPATHY MAP:</text:span></text:p>
      <text:p text:style-name="P2"><text:span text:style-name="T7"/></text:p>
      <text:p text:style-name="P2"><text:span text:style-name="T7">2.2.IDEATION&amp;BRAINSTORMING:</text:span></text:p>
      <text:p text:style-name="P2"><draw:frame text:anchor-type="as-char" svg:width="146.47mm" svg:height="144.99mm" style:rel-width="scale" style:rel-height="scale"><draw:object-ole xlink:href="OleObj1"/><draw:image xlink:href="ObjectReplacements/OleObj1"/></draw:frame><text:span text:style-name="T7"/></text:p>
      <text:p text:style-name="P2"><draw:frame text:anchor-type="as-char" svg:width="146.47mm" svg:height="46.36mm" style:rel-width="scale" style:rel-height="scale"><draw:object-ole xlink:href="OleObj2"/><draw:image xlink:href="ObjectReplacements/OleObj2"/></draw:frame><text:span text:style-name="T7"/></text:p>
      <text:p text:style-name="P2"><text:span text:style-name="T7"/></text:p>
      <text:p text:style-name="P2"><text:span text:style-name="T7"/></text:p>
      <text:p text:style-name="P2"><draw:frame text:anchor-type="as-char" svg:width="146.47mm" svg:height="193.89mm" style:rel-width="scale" style:rel-height="scale"><draw:object-ole xlink:href="OleObj3"/><draw:image xlink:href="ObjectReplacements/OleObj3"/></draw:frame><text:span text:style-name="T7"/></text:p>
      <text:p text:style-name="P2"><text:span text:style-name="T7"/></text:p>
      <text:p text:style-name="P2"><text:span text:style-name="T8">3.RESULT</text:span></text:p>
      <text:p text:style-name="P2"><draw:frame text:anchor-type="as-char" svg:width="146.47mm" svg:height="78.11mm" style:rel-width="scale" style:rel-height="scale"><draw:object-ole xlink:href="OleObj4"/><draw:image xlink:href="ObjectReplacements/OleObj4"/></draw:frame><text:span text:style-name="T9"/></text:p>
      <text:p text:style-name="P2"><draw:frame text:anchor-type="as-char" svg:width="146.47mm" svg:height="78.11mm" style:rel-width="scale" style:rel-height="scale"><draw:object-ole xlink:href="OleObj5"/><draw:image xlink:href="ObjectReplacements/OleObj5"/></draw:frame><text:span text:style-name="T9"/></text:p>
      <text:p text:style-name="P2"><text:span text:style-name="T9"/></text:p>
      <text:p text:style-name="P2"><text:span text:style-name="T9"/></text:p>
      <text:p text:style-name="P2"><text:span text:style-name="T9"/></text:p>
      <text:p text:style-name="P2"><draw:frame text:anchor-type="as-char" svg:width="146.47mm" svg:height="78.11mm" style:rel-width="scale" style:rel-height="scale"><draw:object-ole xlink:href="OleObj6"/><draw:image xlink:href="ObjectReplacements/OleObj6"/></draw:frame><text:span text:style-name="T9"/></text:p>
      <text:p text:style-name="P2"><text:span text:style-name="T9"/></text:p>
      <text:p text:style-name="P3"><text:span text:style-name="T9"/></text:p>
      <text:p text:style-name="P3"><text:span text:style-name="T9"/></text:p>
      <text:p text:style-name="P4"><draw:frame text:anchor-type="as-char" svg:width="146.47mm" svg:height="82.34mm" style:rel-width="scale" style:rel-height="scale"><draw:object-ole xlink:href="OleObj7"/><draw:image xlink:href="ObjectReplacements/OleObj7"/></draw:frame><text:span text:style-name="T9"/></text:p>
      <text:p text:style-name="P5"><text:span text:style-name="T9"/></text:p>
      <text:p text:style-name="P5"><text:span text:style-name="T9"/></text:p>
      <text:p text:style-name="P6"><draw:frame text:anchor-type="as-char" svg:width="146.47mm" svg:height="82.34mm" style:rel-width="scale" style:rel-height="scale"><draw:object-ole xlink:href="OleObj8"/><draw:image xlink:href="ObjectReplacements/OleObj8"/></draw:frame><text:span text:style-name="T9"/></text:p>
      <text:p text:style-name="P7"><text:span text:style-name="T9"/></text:p>
      <text:p text:style-name="P7"><text:span text:style-name="T10"/></text:p>
      <text:p text:style-name="P7"><text:span text:style-name="T11">4.ADVANTAGES&amp;DISADVANTAGES</text:span></text:p>
      <text:p text:style-name="P7"><text:span text:style-name="T11"><text:s text:c="3"/>ADVANTAGES:</text:span></text:p>
      <text:p text:style-name="P7"><text:span text:style-name="T11">Reducing Greenhouse Gas Emissions Can Improve Air Quality and Save Lives. Reducing global greenhouse gas emissions to slow climate change could prevent millions of premature deaths due to air pollution over the next century, according a new study funded by NIEHS.</text:span></text:p>
      <text:p text:style-name="P7"><text:span text:style-name="T11">CO2 is an essential nutrient for land-based plants. The Earth's biosphere has also experienced a relative CO2 famine for many millennia</text:span><text:span text:style-name="T12">—the recent increase in CO2 levels has thus had a measurable, positive effect on plant life.</text:span><text:span text:style-name="T13"/></text:p>
      <text:p text:style-name="P7"><text:span text:style-name="T13"><text:s text:c="4"/>DISADVANTAGES:</text:span></text:p>
      <text:p text:style-name="P7"><text:span text:style-name="T13">CO2 emissions act like a blanket in the air, trapping heat in the atmosphere, and warming up the Earth [11]. This layer prevents the Earth from cooling, and thus raises global temperatures. Global warming would affect environmental conditions, food and water supplies, weather pattern, and sea levels.</text:span></text:p>
      <text:p text:style-name="P7"><text:span text:style-name="T13">Carbon dioxide in the atmosphere warms the planet, causing climate change. Human activities have raised the atmosphere's carbon dioxide content by 50% in less than 200 years.</text:span></text:p>
      <text:p text:style-name="P7"><text:span text:style-name="T13"/></text:p>
      <text:p text:style-name="P7"><text:span text:style-name="T14">5.APPLICATIONS</text:span></text:p>
      <text:p text:style-name="P7"><text:span text:style-name="T15">What are some uses for CO2 emissions?</text:span></text:p>
      <text:p text:style-name="P7"><text:span text:style-name="T15">Other commercial applications include food and beverage production, metal fabrication, cooling, fire suppression and stimulating plant growth in greenhouses. Most commercial applications today involve direct use of CO2. New pathways involve transforming CO2 into fuels, chemicals and building materials.</text:span></text:p>
      <text:p text:style-name="P7"><text:span text:style-name="T15">What is an industrial application of CO2?</text:span></text:p>
      <text:p text:style-name="P7"><text:span text:style-name="T15">Using various catalysts, CO2 can be made into a variety of chemical intermediaries<text:s/></text:span><text:span text:style-name="T16">— materials that then serve as feedstocks in other industrial processes, like methanol, syngas, and formic acid. CO2 can also be transformed by catalysts into polymers, the precursors for plastics, adhesives, and pharmaceuticals</text:span></text:p>
      <text:p text:style-name="P7"><text:span text:style-name="T16">Reducing Greenhouse Gas Emissions Can Improve Air Quality and Save Lives. Reducing global greenhouse gas emissions to slow climate change could prevent millions of premature deaths due to air pollution over the next century, according a new study funded by NIEHS.</text:span></text:p>
      <text:p text:style-name="P7"><text:span text:style-name="T16">Carbon dioxide is Earth's most important greenhouse gas: a gas that absorbs and radiates heat. Unlike oxygen or nitrogen (which make up most of our atmosphere), greenhouse gases absorb heat radiating from the Earth's surface and re-release it in all directions—including back toward Earth's surface</text:span></text:p>
      <text:p text:style-name="P7"><text:span text:style-name="T17">6.CONCLUSION</text:span><text:span text:style-name="T18"/></text:p>
      <text:p text:style-name="P7"><text:span text:style-name="T18"><text:s text:c="10"/>Reducing forest loss will reduce carbon emissions. Forests are crucial for reducing emissions from the agriculture and land-use sectors. They are also important for reducing the effects of climate change on people, and maintaining and strengthening food security.</text:span></text:p>
      <text:p text:style-name="P7"><text:span text:style-name="T19">7.FUTURE SCOPE</text:span><text:span text:style-name="T20"/></text:p>
      <text:p text:style-name="P7"><text:span text:style-name="T20"><text:s text:c="11"/>CO2 can also replace fossil fuels as a raw material in chemicals and polymers. Less energy-intensive pathways include reacting CO2 with minerals or waste streams, such as iron slag, to form carbonates for building materials. The future market potential for CO2-derived products and services is difficult to assess.</text:span></text:p>
      <text:p text:style-name="P7"><text:span text:style-name="T20">global carbon dioxide emissions need to be reduced by 45 per cent by 2030 from 2010 levels, and reach net-zero emissions by 2050.</text:span></text:p>
      <text:p text:style-name="P7"><text:span text:style-name="T20"/></text:p>
      <text:p text:style-name="P7"><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